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paragraph-properties fo:margin-bottom="0.1667in"/>
      <style:text-properties style:font-name="Heiti TC Light" fo:font-size="12.0pt"/>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鄭豐遠   |  2022.01.24 20:47   |   <text:a xlink:type="simple" xlink:href="http://palinfo.habago.org/Entry?Command=Information_PrintForum&amp;iPage=1#FORUM41869"><text:span text:style-name="T1">#</text:span></text:a></text:p>
      <text:p text:style-name="P2">這樣一說好像確實是這樣，Christian Li 感覺是有那麼點像朗朗。鋼琴家很多，我倒是從沒喜歡過朗朗，太浮誇缺乏深度。 <text:line-break/><text:line-break/>蔡珂宜則很討喜，感覺很善良容易親近。 <text:line-break/></text:p>
      <text:p text:style-name="P1">陳真   |  2022.01.24 16:57   |   <text:a xlink:type="simple" xlink:href="http://palinfo.habago.org/Entry?Command=Information_PrintForum&amp;iPage=1#FORUM41868"><text:span text:style-name="T1">#</text:span></text:a></text:p>
      <text:p text:style-name="P3">（續） <text:line-break/><text:line-break/>也許應該這麼說，與其說感情，不如說個性。不管什麼東西，凡是一言一行總是透露當事人的一種個性，或者說世界觀，一種面對世界的態度；似乎正是這樣一個無法掩飾掩藏的東西起了作用，在一切技巧或知識的背後，成就其大小。 <text:line-break/><text:line-break/>古往今來那麼多哲學家，讓人（讓我）喜歡的也不過那三、五個。至於有些大名鼎鼎的所謂大師，例如Quine, 例如Rorty, 其實我也看不出來這些所謂大師是大在哪，讀來瑣碎，索然無味。當然，這只是“我”的感覺。 <text:line-break/><text:line-break/>科學裡頭沒有“我”的評價空間，人文這東西卻離不開某種主觀。當然，它還是有著一套客觀的基本評價系統。我們並不否認這個基本判準，而只是說它背後還有更基本的東西，就像靈魂那樣，反映一種個性或氣質。</text:p>
      <text:p text:style-name="P1">鄭豐遠   |  2022.01.23 09:45   |   <text:a xlink:type="simple" xlink:href="http://palinfo.habago.org/Entry?Command=Information_PrintForum&amp;iPage=1#FORUM41867"><text:span text:style-name="T1">#</text:span></text:a></text:p>
      <text:p text:style-name="P2">我對這類比賽沒有興趣，所以其實從沒看過這個大賽的視頻，蔡珂宜那個比賽的視頻我今天還是第一次看到。剛剛好奇去查了一下 Christian Li 到底在比賽上拉了什麼，結果一聽真的很可怕，這類音樂我都是敬而遠之。 <text:line-break/><text:line-break/>這種音樂比賽的藝術性低，卻有很強烈的馬戲團和獵奇傾向。 <text:line-break/><text:line-break/>至於 Christian Li，我倒不是因為這個大賽而知道他，而是無意間看過他很小時候的影片，當時我甚至都不知道他是誰。</text:p>
      <text:p text:style-name="P1">陳真   |  2022.01.23 09:31   |   <text:a xlink:type="simple" xlink:href="http://palinfo.habago.org/Entry?Command=Information_PrintForum&amp;iPage=1#FORUM41866"><text:span text:style-name="T1">#</text:span></text:a></text:p>
      <text:p text:style-name="P3">Youtube好像有一種功能，就是在結束正在觀看的影片後，會自動帶上另一個由電腦判斷你可能也會喜歡的視頻。 <text:line-break/><text:line-break/>有一回，我一邊工作一邊聽著蔡珂宜那段視頻，當時主要還是專心工作，沒法一心二用仔細聽。但是，突然感覺音樂怎麼變了？怎麼變成噪音？嚇得我趕緊回去看Youtube，看看是怎麼回事，原來電腦自動帶出另一位冠軍Christian Li 的演出。 <text:line-break/><text:line-break/>既然人家也是冠軍，那我就來聽聽看吧，嘗試了幾次，就是沒法聽完，覺得很難聽，好像急著要炫耀什麼技巧那種感覺，全部都是手指頭，後來我甚至不敢再一邊工作一邊任由電腦再自動幫我 “續曲”，我怕另一位冠軍噪音般的演出又會自動跑出來嚇我。 <text:line-break/><text:line-break/>這無關對錯，只關好惡，畢竟做為一個樂器白痴，我也不知道就所謂專業技巧來說，為何一樣是冠軍，一個如天籟，撫慰我千瘡百孔破碎的心，另一個卻讓我渾身不舒服，聽一下就得趕緊轉台，也許是因為兩者裡頭有些不一樣的“弦外之音”。 <text:line-break/><text:line-break/>維根斯坦曾經多次提到說，有感情地念出一首詩，和不帶感情地念出同一首詩，就是不一樣，彷彿它們是兩種不一樣的鈴聲。 <text:line-break/><text:line-break/>我不是說Christian Li “就是” 沒感情，感不感情很唯心，看不見。我只能說，也許八字不合，我就是感受不到另一位冠軍在他的音樂演出中究竟表現出了什麼。 <text:line-break/><text:line-break/>大家應該都知道朗朗，做為一個樂器白痴，我不知道這位鋼琴天才究竟在所謂專業技巧上有何過人之處，只能說我感覺很平面，全都是手指頭，心裡激不起一絲漣漪，更不用說什麼風暴了。</text:p>
      <text:p text:style-name="P1">鄭豐遠   |  2022.01.23 05:37   |   <text:a xlink:type="simple" xlink:href="http://palinfo.habago.org/Entry?Command=Information_PrintForum&amp;iPage=1#FORUM41865"><text:span text:style-name="T1">#</text:span></text:a></text:p>
      <text:p text:style-name="P2">陳真貼的這個小妹妹蔡珂宜，是 2018 那個梅纽因小提琴大賽的冠軍得主，其實當年有兩個冠軍，另一個也是華裔，叫作 Christian Li，在澳洲長大的一個男生。 <text:line-break/><text:line-break/>我會注意到這兩個小孩，是因為我特別喜歡這首《四季》。2017 和鈺錠兩人在歐洲某一個教堂裡聽了完整的《四季》現場表演，非常滿足。四季是四首曲子，我最喜歡的就是蔡珂宜彈的這首《冬》，已經聽了無數遍。我幾乎聽過 Youtube 上所有《冬》的小提琴和手風琴的演奏，對這首曲子哪個地方會出現哪幾個音瞭如指掌。四季不只是音樂，還有字幕的，作者韋瓦第為四首曲子寫了很有畫面感的詩。我還知道這首《冬》哪些樂句對應韋瓦第的哪一句詩 (該詩和音樂一起聽會感覺非常好笑)。 <text:line-break/><text:line-break/>幾年前在網上聽到 Christian Li 的演奏，簡直驚為天人，我小時候練過幾年小提琴，知道這個樂器，但沒想到世上還有這樣的天才。Christian Li 和 Chloe Chua (蔡珂宜) 並列該年大賽冠軍，在我看，他們兩個其實就像一個天才的兩面。如果論音樂的絕對實力，Christian Li 顯然比蔡珂宜更高出一籌，霸氣、深沉、細膩、不可限量，我當時很驚訝，為什麼 Christian Li 不是唯一冠軍，怎麼還會有一位蔡珂宜?<text:line-break/><text:line-break/>但我後來也慢慢理解，如果不是兩人同冠，確實會是一種遺憾，音樂作為一種藝術，畢竟不只是技術比賽。 <text:line-break/><text:line-break/>平常經常看很多搞笑視頻，澳洲有兩個搞笑小提琴家，也都是華裔，台灣人，在澳洲長大，頻道叫作 Twoset Violin。這兩人雖然搞笑，但其實是專業水平，有一集他們請蔡珂宜來上課，看得還挺好笑的，比起中文，蔡珂宜講英語顯得稍微自然一點，雖然仍然十分靦腆: <text:line-break/><text:a xlink:type="simple" xlink:href="https://www.bilibili.com/video/BV1fp4y1e76s"><text:span text:style-name="T2">https://www.bilibili.com/video/BV1fp4y1e76s</text:span></text:a><text:s/><text:line-break/><text:line-break/>對高貴的人而言，音樂也許是高貴的興趣，但對於那些性格上有弱點的人，音樂也許就像鴉片那樣，是一帖讓人沉淪上癮的藥劑。沒了音樂，生命難以為繼。 </text:p>
      <text:p text:style-name="P1">陳真   |  2022.01.23 01:26   |   <text:a xlink:type="simple" xlink:href="http://palinfo.habago.org/Entry?Command=Information_PrintForum&amp;iPage=1#FORUM41864"><text:span text:style-name="T1">#</text:span></text:a></text:p>
      <text:p text:style-name="P3">兩年多前，無意中看到底下這段視頻 (聲音有點小，務必要開大音量)，在那之後就常反覆聽，說不出的感動；不光是曲子本身，還有整體演奏帶來的感動。要是眼淚可以量化，我能哭出一條長河來： <text:line-break/><text:line-break/><text:a xlink:type="simple" xlink:href="https://bit.ly/3FMHoLH"><text:span text:style-name="T2">https://bit.ly/3FMHoLH</text:span></text:a><text:s/><text:line-break/><text:line-break/>謝謝這位小妹妹這兩年多來帶給我的安慰，但我始終不知道她是誰。直到剛剛幾分鐘前，好奇查了一下，才知道她是新加坡人，名叫蔡珂宜。底下有她的一段影片，強烈推薦。 <text:line-break/><text:line-break/>不過，不管是上面的演奏或底下的訪談，你如果不想聽不想看，那倒無妨，也就算了。但是，如果你要聽要看，那就請把它們從頭看到尾，用適當的音量從頭聽到尾（最好是聽100遍），否則我真的會很不爽。我生平最討厭那種觀看或閱讀或聆聽重要東西卻隨便瀏覽或是會快轉的人，簡直就是我的天敵。 <text:line-break/><text:line-break/><text:a xlink:type="simple" xlink:href="https://www.bilibili.com/s/video/BV1W4411a7oD"><text:span text:style-name="T2">https://www.bilibili.com/s/video/BV1W4411a7oD</text:span></text:a><text:s/><text:line-break/><text:line-break/>底下是蔡珂宜和她的把拔馬麻： <text:line-break/><text:line-break/><text:a xlink:type="simple" xlink:href="https://bit.ly/3u5FELF"><text:span text:style-name="T2">https://bit.ly/3u5FELF</text:span></text:a><text:s/><text:line-break/><text:line-break/>尼采說得對："沒有音樂，生命只是一場錯誤。" <text:line-break/><text:line-break/>在思想的世界裏，我常覺得自己彷彿是個巨人，俯看世界，跨古亙今，一無所懼。但在音樂面前，我卻像個無助的小baby之於父母，孺慕依賴，沒有它，我沒法活。</text:p>
      <text:p text:style-name="P1">陳真   |  2022.01.21 02:42   |   <text:a xlink:type="simple" xlink:href="http://palinfo.habago.org/Entry?Command=Information_PrintForum&amp;iPage=1#FORUM41862"><text:span text:style-name="T1">#</text:span></text:a></text:p>
      <text:p text:style-name="P3">(續) <text:line-break/><text:line-break/>蕭紅一生困頓飄零，飽受輕鄙背叛，只活了31歲，蕭軍卻活了八十多，比蕭紅多活了半個世紀，位居高職，而今安在哉？ <text:line-break/><text:line-break/>蕭軍棄她而去時，蕭紅肚子裏都還懷著他的孩子。小孩出生幾天後便夭折，流言傳說是蕭紅親手致死。 <text:line-break/><text:line-break/>蕭紅一生所遇非人，但就在生活蒼茫之際，在寫給蕭軍的一封信中如此寫道： <text:line-break/><text:line-break/>「窗上灑滿著白月的當兒，我願意關了燈，坐下來沉默一些時候，就在這沉默中，忽然像有警鐘似的來到我的心上：『這不就是我的黃金時代嗎？』」 <text:line-break/><text:line-break/>也許這就是許鞍華電影片名的由來。 <text:line-break/><text:line-break/>尼采說：「每一個不曾起舞的日子，都是對生命的辜負。」蕭紅早逝，也許生前孤獨，死後蒼涼，但她的沉默與真情，卻深深鼓舞了後人，無懼於生命苦難，無悔青春，絕不辜負每一個黃金歲月。</text:p>
      <text:p text:style-name="P1">人民   |  2022.01.20 08:51   |   <text:a xlink:type="simple" xlink:href="http://palinfo.habago.org/Entry?Command=Information_PrintForum&amp;iPage=1#FORUM41861"><text:span text:style-name="T1">#</text:span></text:a></text:p>
      <text:p text:style-name="P4"><text:span text:style-name="T3">電影《長津湖》 <text:line-break/><text:line-break/></text:span><text:a xlink:type="simple" xlink:href="https://youtu.be/jAZFT9LvBNA"><text:span text:style-name="T4">https://youtu.be/jAZFT9LvBNA</text:span></text:a></text:p>
      <text:p text:style-name="P1">陳真   |  2022.01.20 02:24   |   <text:a xlink:type="simple" xlink:href="http://palinfo.habago.org/Entry?Command=Information_PrintForum&amp;iPage=1#FORUM41860"><text:span text:style-name="T1">#</text:span></text:a></text:p>
      <text:p text:style-name="P3">今天一早去看了許鞍華的 "第一爐香"，看完就餓著肚子匆忙趕去上班。 <text:line-break/><text:line-break/>看完之初，有點失望，也許是因為許鞍華前作"黃金時代" 的影響，兩相比較，似乎較為失色。 <text:line-break/><text:line-break/>"黃金時代" 是講蕭紅生平。我喜歡蕭紅，還不到粉絲的地步，但曾一度計畫利用四、五天假期追尋她一生足跡和最後歸宿，從哈爾濱故居、青島、武漢...到廣州埋骨處；不可能在一次行程中每處都去，後來因故全沒去成。 <text:line-break/><text:line-break/>如果不是許鞍華的 "黃金時代"，我根本不知道有蕭紅這號人物。讀過幾遍她的 "呼蘭河傳"，很感動。 <text:line-break/><text:line-break/>"呼蘭河傳" 寫於1941年日本侵華最為慘烈的期間。當時絕大多數作家都在寫鼓舞民心的報導文學或抗戰小說，蕭紅卻寫著乏人問津的風花雪月。她說，她並沒有寫什麼優美故事，而只是一些童年過往回憶，就把它給記下了。電影末了旁白說： <text:line-break/><text:line-break/>"幾十年的時光無情地流逝過去，當我們遠離了滿目瘡痍戰亂的中國，人們突然發現了呼蘭河傳，像一朵不死的花朵，深藏在歷史深處。正是她這種自主性逆向選擇，才註定了蕭紅千秋萬歲名，寂寞身後事。" <text:line-break/><text:line-break/>蕭紅的 "童年回憶"，寫的不光是她自己，似乎把我們也都給寫進去了。 <text:line-break/><text:line-break/>原本想談張愛玲，卻還是寫回蕭紅。至於張愛玲，她太有名了，似乎成為當代一些庸俗名人的偶像，讓我無端生厭，厭烏及屋，心生反感，因此也從來不想去了解誰是張愛玲。直到看完 "第一爐香"，下午利用看診空檔，對張愛玲的生平做了點了解，發現她原來是 "現代人"，1995年才去世。我原本還以為是民初便已作古的 "古人"。 <text:line-break/><text:line-break/>經過一個下午的沉澱，讓我對 "第一爐香" 的評價從原本的一般般，迅速向上提昇。 <text:line-break/><text:line-break/>八零年代，我在高醫念書時，曾為校刊策畫過一個影展，從選片到影評與傳單製作，完全一手包辦。我找了十幾部片，其中一部就是許鞍華在1980 年拍攝的"小姐撞到鬼"。這電影在台灣並沒有上映，我可是島內外費盡千辛萬苦才終於找到它的錄影帶。也正因為這部電影，許鞍華往後不管拍些什麼片，我幾乎都會看，不會錯過。 <text:line-break/><text:line-break/>她的電影很平淡，理解上並不難，許多時候其實很通俗，但是情感真摯不造作，通俗並不等於庸俗。 <text:line-break/><text:line-break/>藝術這東西，最好別去說它，因為一說便俗，所以我也不打算談今天看的這部"第一爐香"，只是覺得，但凡你會喜歡一個東西，也許是因為它多少有了一點你的影子。 <text:line-break/><text:line-break/>"第一爐香" 是張愛玲的第一部小說，寫於23歲。我從沒讀過她的作品，但我想，如果"一個好導演一生只拍一部片"，那麼，一個好作家或好哲學家，一生肯定也只寫 "一本書"。生命有一種彷彿命定的氣味，始終如一，不會變的；光鮮的始終光鮮，悲觀的就永遠悲觀，沉淪的便一路沉淪，即使有上岸機會，終究還是會跌落深淵，沉沒海底。 <text:line-break/><text:line-break/>"第一爐香" 這電影，讓我想到王小波的一段話，他說 "你要是願意，我就永遠愛你。你要是不願意，我就永遠相思。" <text:line-break/><text:line-break/>我對人，對物，對島嶼，對生命，似乎也是這樣一個心思。 <text:line-break/><text:line-break/>現在是半夜兩點，多日疲憊，心神耗盡，明天一早到晚，又是一場硬仗。我掙扎著從沙發上爬起來，打開電腦，寫下這麼一些連我自己都不知道自己到底在寫什麼的東西。</text:p>
      <text:p text:style-name="P1">jimu   |  2022.01.18 21:23   |   <text:a xlink:type="simple" xlink:href="http://palinfo.habago.org/Entry?Command=Information_PrintForum&amp;iPage=1#FORUM41859"><text:span text:style-name="T1">#</text:span></text:a></text:p>
      <text:p text:style-name="P2">從歷史的軌跡來看 <text:line-break/>中國共產黨及中華人民共和國 <text:line-break/>似乎被某種命運的魔力眷顧著 <text:line-break/><text:line-break/>蔣介石五次圍剿 中共幾近灰滅之際 <text:line-break/>來了個西安事變救了中共 <text:line-break/>僅花了四年 <text:line-break/>就逆轉乾坤統一全國 <text:line-break/>將力量數倍於己的國民黨打到台灣 <text:line-break/>更在朝鮮半島把精銳的美軍打回三八線 <text:line-break/>賞了不可一世的麥克阿瑟一個響亮八掌 <text:line-break/><text:line-break/>歷經大躍進和文化大革命 <text:line-break/>滿面瘡痍的中國 經歷了經濟改革 <text:line-break/>起死回生 迅速恢復元氣 <text:line-break/>至今以一種令人驚豔的姿態聳立在世界東方 <text:line-break/><text:line-break/>九零年代 蘇聯及東歐共黨政權相繼垮台 <text:line-break/>社會主義陣營大廈將傾之際 <text:line-break/>中華人民共和國免疫了這場政治危機 <text:line-break/>今日「中國模式」將與西方一決高下 <text:line-break/></text:p>
      <text:p text:style-name="P1">陳真   |  2022.01.17 11:40   |   <text:a xlink:type="simple" xlink:href="http://palinfo.habago.org/Entry?Command=Information_PrintForum&amp;iPage=1#FORUM41858"><text:span text:style-name="T1">#</text:span></text:a></text:p>
      <text:p text:style-name="P2">幾十年來，所謂民主化就是島內每天都在討論選舉，越接近投票越骯髒越瘋狂，用盡齷齪手段。而且，各級選舉，人渣橫行，越骯髒越有錢越貪婪越是地方山頭越會做秀者，越容易當選，你真的對這樣一種碗糕民主感到很驕傲？ <text:line-break/><text:line-break/>你看，死到臨頭了，所有媒體，所有的黨，每天談的仍是選舉，幾乎沒有人在談島嶼的真實處境與權力結構之本質，沒有人在談我們將何去何從，而是在乎我或我黨能否選上，能撈多少，能掠奪多少權位以及如何分贓。 <text:line-break/><text:line-break/>我並不反對選舉做為一種促進島嶼解殖的手段，但是，如果選舉永遠就只是一種權力分贓，永遠就只是一種充當美日走狗自甘墮落的搶骨頭遊戲，有何意義可言？ <text:line-break/><text:line-break/>現在如果有個黨，明明白白提出一旦掌權將宣布兩岸統一或宣佈台獨的競選主張，並且說到做到，這樣一種選舉才有它應有的基本意義而非自欺欺人的權力分贓遊戲。 <text:line-break/><text:line-break/>公投也一樣，捧成神聖的什麼民主聖盃，其實也是鬼扯蛋。兩年前全數通過各種提案，包括以核養綠，結果呢？根本當做沒這回事。而且，依法而言，公投僅有兩年效力，豈不可笑？難道我們要每兩年就來重新公投一次嗎？就算公投通過，人渣黨根本不鳥你，你又能怎麼樣？有罰則嗎？沒有！會因此抓去槍斃嗎？不會！一切只是自欺欺人。 <text:line-break/><text:line-break/>你看，日本鬼子的輻射食品顯然就要進口了，可是，兩年前不是公投禁止進口了嗎？但是，公投的有效期限過了，現在又能進口了，這不是鬼扯蛋嗎？這樣的公投有意義嗎？ <text:line-break/><text:line-break/>一下吃萊毒，一下吃核廢料，台灣人竟然還吃得很驕傲，說這是國際化，走向文明，走向世界。島嶼殖民政治之荒唐可笑，我真是很無言。 <text:line-break/><text:line-break/>如果有可能做到，林義雄當年的第二條路倒是可以一試，那就是任其自生自滅。我們既然推翻不了美帝與其漢奸走狗，那就不如全面撤出選舉，讓人渣黨自己去玩，畢竟幾十年來浪費那麼大的力氣在選舉上頭，實在毫無意義。 <text:line-break/><text:line-break/>在島嶼殖民政治底下，政黨該做的不是推出候選人，而是針對各種議題，發動群眾抗爭，例如媒體壟斷，例如以納稅人的血汗錢包養網軍，無惡不作，例如媒體與人渣黨成天造謠抹黑的問題，例如以台獨騙選票的問題，逼迫其表態，推動統獨公投，在統獨問題上做個了斷；例如無數的黑機關，無數的貪贓枉法，無數的人事酬庸與掠奪，無數的假政策真貪污；例如美國如何吸血剝削台灣人的問題，例如教科書竄改的問題，例如各種內線炒作，例如藉疫苗與疫情謀財害命，例如蔡英文之假學位問題，例如人渣黨黑影幢幢的黑金問題，例如炒作土地販賣國土圖利私人的問題，例如千絲萬縷骯髒下流的無數官商勾結，例如弱勢者民不聊生的問題，例如兒童與新生兒高死亡率的問題，例如交通亂七八糟全世界數一數二交通死亡率的問題，例如各種食安包庇財團問題，例如官商勾結所導致的空污與水污染問題....根本就是罄竹難書。 <text:line-break/><text:line-break/>這些才是政治應該去面對的問題，這些問題不需要等到選舉來臨才能面對，也不需要等到哪個人或哪個黨掌權才能處理。但是你看，國民黨就是一群公子哥兒，要不就是像韓國瑜，高唱一些什麼愛與包容，什麼 "一分除弊，九分興利"，或是提倡什麼愛與善的關懷，不會太空洞、太過於自欺欺人嗎？台灣人都已經夠麻木了，還要進一步用這些自欺欺人的口號來麻木眾人嗎？ <text:line-break/><text:line-break/>面對諸多惡行，你不恨，卻講愛，那不是發神經嗎？你要是真有愛，有可能不痛恨這些無惡不作的人渣與美國主子嗎？ <text:line-break/><text:line-break/>我們需要的是恢復基本人性，鼓吹痛恨不義，而不是老講些莫名其妙的什麼愛與包容？它媽的包容人渣嗎？愛漢奸台奸愛走狗嗎？認賊作父，給美日敵人磕頭喊主子嗎？面對自己的對岸同胞，卻反而老講些什麼拼死一戰、什麼over my dead body(韓國瑜語)，真的是有夠腦殘。 <text:line-break/><text:line-break/>莫忘世上苦人多（韓國瑜語）很好，但是更重要的是“為何”世上苦人多？“為何”人渣與文人走狗及財團各個肥滋滋爽歪歪，眾人卻苦不堪言前途無亮甚至身家性命不保？知道“為何”苦人多，再來就是“如何”改變的問題。 <text:line-break/><text:line-break/>做任何事都一樣，你得先走在正確的道路上，並且用對的方法，然後你才有可能期待達成應有的目標。道路錯了，方向錯了，方法錯了，那只是在鬼打牆，永遠走不出噩夢與困境。</text:p>
      <text:p text:style-name="P1">陳真   |  2022.01.17 01:37   |   <text:a xlink:type="simple" xlink:href="http://palinfo.habago.org/Entry?Command=Information_PrintForum&amp;iPage=1#FORUM41857"><text:span text:style-name="T1">#</text:span></text:a></text:p>
      <text:p text:style-name="P3">小孩正在上主日學，希望上天能眷顧她們，保守她們走在良善的道路上。但我自己卻很害怕教會這種東西，所以每次都躲在教會一旁的路易莎吃早餐，等待主日學下課，偷得浮生一小時閒。 <text:line-break/><text:line-break/>我們的育兒經驗絕對是萬中無一，一般人無法體會與想像，幾乎要把我徹底壓垮，而我知道，這僅僅只是試煉的開端，主戲還在後頭。往後不求無風無雨，只求初心不滅。感謝上蒼，精準地讓我們成為無辜卻飽受苦難子女的避風港。 <text:line-break/><text:line-break/>浮生表過，說點千載憂。 <text:line-break/><text:line-break/>1978年12月中，中美宣布建交，台灣一時之間風聲鶴唳，人人自危。蔣經國為此宣布停辦原本再過幾天就要投票的立委與國大代表選舉，加強整肅黨外人士。 <text:line-break/><text:line-break/>當時最有名的一組候選人，就是後來創建 "台灣建國組織" 的陳婉真和統派陳鼓應（當時並無統獨之分，大家全是中國人），兩人聯手競選。黨外還推出12條 “全省黨外共同政見”，我記得開宗明義第一條就是 “徹底遵守憲法，召開代表全中國的國民會議”。 <text:line-break/><text:line-break/>台灣的所謂憲法，自始至今都還是“堅持一個中國”。 <text:line-break/><text:line-break/>1979年，我上台北念高中，記得那一年的春天，陳婉真巾幗不讓鬚眉，膽子很大，在戒嚴令的報禁底下，發行一份手寫報紙叫做“潮流”。在那個絕不允許批評黨國的年代，辦報紙可是要坐穿牢底的。 <text:line-break/><text:line-break/>更令人驚訝的是林義雄。 <text:line-break/><text:line-break/>在那個恐怖年代，你只要私下稍微講幾句對國民黨政府不太禮貌的玩笑話或略有微詞，便可能惹禍上身，槍砲黑牢伺候，前途破滅，乃至家破人亡。當時的國民黨政府完全就是一種恐怖血腥的法西斯帝制，至高無上，只能膜拜，就連稍微皺個眉頭都可能以匪諜論罪，當時最常用的兩個罪名就是 “與匪隔海唱和”、“挑撥政府與人民之間的感情”。 <text:line-break/><text:line-break/>可是，林義雄居然在記者會上公開說國民黨是個叛亂團體。林義雄說，他對於遊行或發傳單之類的和平抗議已經感到很厭倦。他說，對付像國民黨這樣一個叛亂團體，只有兩條路可走，一是以暴制暴，用武力推翻，一是任其自生自滅，不再做無謂抗議。 <text:line-break/><text:line-break/>林義雄在記者會上說，對於這兩條路，看同志們怎麼決定，我林義雄就怎麼追隨。 <text:line-break/><text:line-break/>陳婉真於是就把林義雄的這些話，寫在“潮流” 上。 <text:line-break/><text:line-break/>這事不久之後，林義雄便遭受滅門報復，全家老小在光天化日下，在情治單位內外團團包圍監控的家中，被殺手以數十亂刀活活砍死，其中包括一對七歲的雙胞胎女兒。一般認為，林義雄的暴力鬥爭言論，正是滅門慘案的主要近因。 <text:line-break/><text:line-break/>我想說的是，我們目前面對的哪裏是什麼 "叛亂團體" 那般高尚？叛亂團體至少還會維護絕大多數人的安居樂業，但我們所面對的卻是企圖讓島嶼陷入內戰烽火，藉以傷害大陸的漢奸殖民政權。 <text:line-break/><text:line-break/>我不免常想起林義雄當年的那些話。他認為國民黨找藉口把許信良縣長停職兩年，乃是違反民主的惡行，但它呼風喚雨控制一切，除非使用暴力，否則黨外的溫和抗議根本難以撼動其分毫。 <text:line-break/><text:line-break/>可是，你看眼前這個人渣黨及其背後的美國主子，其惡行何止千百倍於此，其呼風喚雨操控一切的龐大勢力及無法無天無惡不作無所不貪，我們的種種和平抗議與譴責，又何曾撼動其分毫？ <text:line-break/><text:line-break/>人們總是說，過去那個威風八面掌控一切的蔣家王朝與舊黨國，後來還不是一樣被人民給趕下台，人渣黨早晚還是一樣會被人民給推翻。 <text:line-break/><text:line-break/>這話其實有待商榷，事實上，舊國民黨根本沒有下台，而是借屍還魂，隨著美國殖民政策由統轉獨的戰略調整，舊黨國裏頭成份最骯髒無恥下三濫的一群人，集體附身在剛創立的民進黨身上，逐漸成為現在這個比舊黨國更加邪惡貪婪的人渣黨，成為一個仇中反華的漢奸殖民政權。 <text:line-break/><text:line-break/>結論是： <text:line-break/><text:line-break/>一，黨外運動根本尚未成功。 <text:line-break/><text:line-break/>二，當媒體與教育與財政金融等一切資源被徹底掌控，你很難用和平方式或選舉直接推翻邪惡殖民政權。 <text:line-break/><text:line-break/>三，一如提倡非暴力抗爭的甘地與梭羅，一如視死如歸的林義雄，一如揭露美國侵略屠殺惡行的阿桑吉，人民的非暴力抗爭或有其長遠的道德價值與文明意義，但是，在可預見之將來的現實意義上，也許惟有同等的國家實力，才有可能驅逐美國在台勢力。 <text:line-break/><text:line-break/>否則，別說推翻，光是應付無日無之數以千百萬計來自所有主流媒體與教育及無數文人走狗漢奸的謊言與抹黑，我們就算是千手觀音，就算日夜不停地反駁，也根本難以澄清其千萬分之一。 <text:line-break/><text:line-break/>四，話雖如此，非暴力仍未絕望。 <text:line-break/><text:line-break/>林義雄當年對和平選項絕望，提倡武裝鬥爭之可能性。但我覺得，面對仇中反華的美國殖民政權與人渣黨這群漢奸罪犯，和平依舊應該仍是我們目前惟一考慮的選項。這並不是說我們可以透過選舉來驅逐這個邪惡透頂的殖民政權，而是說，包括選舉在內，一切和平手段，都還是有助於島嶼的普遍覺醒與解放。</text:p>
      <text:p text:style-name="P1">陳真   |  2022.01.17 01:27   |   <text:a xlink:type="simple" xlink:href="http://palinfo.habago.org/Entry?Command=Information_PrintForum&amp;iPage=1#FORUM41856"><text:span text:style-name="T1">#</text:span></text:a></text:p>
      <text:p text:style-name="P2">從輔理解問題的微妙，我很佩服。 <text:line-break/><text:line-break/>巴勒網右上角有個搜尋功能，大家不妨輸入 "我不是壞女孩"，就會找到我在2017年3月19日的一篇很長的留言，多少也有點類似的意思。 <text:line-break/><text:line-break/>簡單這麼說，在一種你所批評的主流框架下，當你受到主流的某種肯定時，你應該感到一種羞辱與反感才對。因為，要是你真的具有殺傷力，主流一方弄死你都來不及了，哪還會給你鼓掌？主流給你鼓掌，並不是在肯定你，而是在摸你頭，嘲弄你，收編你，說你好乖，好懂事，英文叫patronize，就像狗狗會撿球，我們就摸摸牠的頭說好棒好乖哦。 <text:line-break/><text:line-break/>我因此特別厭惡那些販賣所謂理想的人渣們，因為他們存心如此，例如島內幾乎所有所謂社運人士或什麼學運份子均屬之，罕有例外。他們販賣所謂理想來沽名釣譽，謀取個人權位與名利；他們總是能夠在一種鎂光燈照耀的道德光環底下，藉著販賣所謂理想來覓食。 <text:line-break/><text:line-break/>當然，在卑鄙程度上，這裏頭仍有等級之分。總之，一個人講什麼或做什麼並不重要，重要的是他為他所言所行付出何種代價與風險以及他面對這些風險與代價的態度。</text:p>
      <text:p text:style-name="P1">孫從輔   |  2022.01.16 16:35   |   <text:a xlink:type="simple" xlink:href="http://palinfo.habago.org/Entry?Command=Information_PrintForum&amp;iPage=1#FORUM41855"><text:span text:style-name="T1">#</text:span></text:a></text:p>
      <text:p text:style-name="P3">我看到印度學者Vijay Prashad在氣候變化大會的論壇上慷慨陳詞的影片，直指西方殖民者的自私無恥，感覺很振奮。可是在影片底下一個的留言卻讓我另有一番感觸，它說：「說的太好了，但是鏡頭一給到台下，一眾白人鼓掌，突然覺得這些情真意切之語，變成了茶餘飯後的談資，變成了無足輕重的消遣，感情消失了重量消失了，剩下了單純的娛樂。」 <text:line-break/><text:line-break/>的確，對掌權者來說，只要我高你低的形勢還在掌握之中，讓你發揮才華罵我幾句給大家欣賞，又有何不可？很慶幸在這個時代，中國人靠著幹實事、幹好事，漸漸扭轉了這個形勢。希望不久的將來，西方殖民者不只是挨罵，還能實質地受到懲罰。 <text:line-break/><text:line-break/>Vijay Prashad發言影片連結(頭40秒客套話，後面愈講愈犀利)： <text:line-break/><text:a xlink:type="simple" xlink:href="https://www.bilibili.com/video/BV1ZL4y1H7i7"><text:span text:style-name="T2">https://www.bilibili.com/video/BV1ZL4y1H7i7</text:span></text:a></text:p>
      <text:p text:style-name="P1">陳真   |  2022.01.11 17:53   |   <text:a xlink:type="simple" xlink:href="http://palinfo.habago.org/Entry?Command=Information_PrintForum&amp;iPage=1#FORUM41853"><text:span text:style-name="T1">#</text:span></text:a></text:p>
      <text:p text:style-name="P2">(續前) <text:line-break/><text:line-break/>前文提到，"爭千秋並不意味著反對爭一時。但是，如果我們永遠只是在爭一時，那就是自欺欺人"。 <text:line-break/><text:line-break/>這意思是說，我們應該誠實地、理性清明地面對島內漢奸殖民體制的基本事實，別再自欺欺人，別再抓小放大，儘在一些雞毛蒜皮事上爭長短，卻始終不曾觸及根本問題。 <text:line-break/><text:line-break/>這並非說我們只能談漢奸殖民體制徹底壟斷司法、教育、媒體與輿論及一切無法無天目無法紀之基本問題，你當然還是可以談選舉，談人選，談人渣狗官之罷免，談路燈夠不夠亮、水溝是否乾淨、道路安全與工安乃至食安與空污及能源等問題，但是，光談這些是不夠的。這些議題，惟有在一種正常政治體制下才有談論意義以及改變之可能。或者說，這些議題不可能有根本上的改變，除非基本權力結構壟斷的問題受到應有的挑戰與制裁。 <text:line-break/><text:line-break/>換句話說，我們如果不去面對比方說媒體與教育被人渣黨徹底控制的問題，不去面對貪瀆、卡位、酬庸與自肥以及利益輸送和官商勾結等等無法無天的問題，不去面對無日無之的造謠抹黑以及網軍肆虐無度的問題，不去面對司法腐敗甘為政治工具任由政客人渣貪婪無度無法無天的問題，不去面對漢奸教育竄改史實顛倒是非黑白的洗腦問題，不去面對美國執殖民者徹底控制島內一切政治人事與所有資源的問題，不去面對美國殖民者長年掏空台灣的吸血剝削問題，不去面對美國殖民者積極煽動仇中反華以台灣做為攻擊大陸的問題...如果這一切根本問題從不被提起，絲毫不受挑戰，不受質疑，遑論改變？那我不知道搞選舉或是搞些事務性的議題，到底有何意義可言？甚至沒有任何可行性。 <text:line-break/><text:line-break/>繼高雄議會議長許崑源跳樓自殺之後，昨天又有一位國民黨政治人物跳樓身亡，其實，應該是人渣黨整個黨去跳樓才對。這個無法無天泯滅良知的貪污漢奸黨，真的是罪該萬死。我們一時拿它沒輒，只能眼睜睜看它為非作歹、危害社會。但是，任憑現實有多少曲折與不義，任憑邪惡勢力如何張牙舞爪，我依舊相信善的力量終究還是會勝出，謊言與暴力不可能久長。 <text:line-break/><text:line-break/>人的一生僅有數十寒暑，這常使得我們往往以一己生命長短來度量與追求事物之成就。但是，歷史長河漫漫，把時間的分母拉長，就像一場接力賽，浪濤滄滄，一棒接一棒，總有一天我們會橫跨百川，到達青翠彼岸。 <text:line-break/><text:line-break/>這點信心我倒還是有的。任憑滄桑，我心依然。 </text:p>
      <text:p text:style-name="P1">陳真   |  2022.01.10 20:47   |   <text:a xlink:type="simple" xlink:href="http://palinfo.habago.org/Entry?Command=Information_PrintForum&amp;iPage=1#FORUM41852"><text:span text:style-name="T1">#</text:span></text:a></text:p>
      <text:p text:style-name="P2">1. 站在世界大局來想，台灣該什麼時候解放就什麼時候解放。但是，站在生活在台灣的人的處境來講，卻是越快解放越好，因為正常人不可能覺得殖民地的生活好過，太痛苦了；教育不是在教育人，而是在培養漢奸；繳稅不是用來福利民生，而是貪污殆盡；沒有法治，毫無是非，善惡顛倒，豺狼橫行，人渣當道，而這一切齷齪作為，卻指向一個毀滅兩岸的邪惡目標。 <text:line-break/><text:line-break/>2. 爭千秋並不意味著反對爭一時。但是，如果我們永遠只是在爭一時，那就是自欺欺人。 <text:line-break/><text:line-break/>幾十年來，所謂民主化，每天都在搞些什麼？綁樁，買票，賄選，栽贓抹黑，造謠洗腦，貪污奪權，掠奪資源，雞犬升天...沒有一刻是在想著如何改善眾人生活。 <text:line-break/><text:line-break/>所謂選舉，就是結黨營私，分贓卡位，黑金橫行。所謂政治，跟眾人利益根本無關，毫無實質意義可言，低能反智，純粹就是分贓奪權的遊戲。島內人們幾十年來每天就是忙著討論誰是下一次選舉的人選，每天就是在討論選舉，討論網紅，討論人渣政客的一言一行，一顰一笑，討論各式各樣的低能話題與八卦。 <text:line-break/><text:line-break/>永遠就是玩這一套，幾十年了，大家真的都不會覺得很煩嗎？世界往前飛奔，世局瞬息萬變，而台灣卻像一個低能反智極度封閉的瘋狂島嶼，自鳴得意。所謂公眾議論，完全被離譜謊言所取代，無恥人渣成為殖民島嶼的王。人的理性，真的是毫無意義與價值可言，完全就是無腦。 <text:line-break/><text:line-break/>3. 柯文哲還有他太太，現在罵人渣黨很會罵，很內行。但是，柯與人渣黨過去根本就是一丘之貉。現在表面上鬧翻，不是因為出於公義是非之爭，而是出於分贓不均，出於利益衝突。 <text:line-break/><text:line-break/>柯文哲罵人渣黨說，當顏清標家族對黨有利時，就被抬舉為社會賢達，對之恭敬有加；當顏氏加族成為黨的障礙時，便以國家機器全面抹黑，說是黑道毒瘤。 <text:line-break/><text:line-break/>柯講得很對。可是，柯自己就是這樣的行徑與心態。 <text:line-break/><text:line-break/>柯說民進黨當年"利用" 他來打擊國民黨，現在沒有利用價值了就開始罵他。柯只講對一半。柯不是三歲小孩，與其說人渣黨當年利用他，不如說他利用人渣黨來為自己謀取權位。 <text:line-break/><text:line-break/>柯與人渣黨當年狼狽為奸，用盡一切骯髒卑鄙的齷齪無恥手段，栽贓抹黑連勝文，贏得選舉。現在跟人渣黨利益有所衝突，便反過來以道德姿態譴責人渣黨之無惡不作，這樣合理嗎？他是以為我們的智商只有30嗎？ <text:line-break/><text:line-break/>我知道很多反人渣黨的人支持他，聽我講這樣恐怕會覺得刺耳，但我只是說出基本事實。他當然不像人渣黨那麼壞，但是政客本質並無兩樣；權位取向，缺乏理想；所謂理想，只是一種奪權工具。 <text:line-break/><text:line-break/>祖國押寶他，自然是出於政治現實之考量，但在道德是非上卻令人難以恭維。 <text:line-break/><text:line-break/>4. 有幾種東西具有動員力量。不談千秋，光就眼前現實來講，最大的力量之一當然就是媒體與教育。誰掌握了這兩者，誰就擁有了壓倒性的力量。此外，利益的結合與分贓，力量也夠大。菁英們所謂團結，基本上就是團結於利益之下。 <text:line-break/><text:line-break/>國民黨很不團結的原因有二：一是缺乏幫派屬性，缺乏分贓機制，成員彼此之間甚至利益衝突，各擁山頭，有你便無我，類似民進黨剛建黨時的處境與屬性。套句當年民進黨的黨內名言："想吃蒼蠅得自己抓"。二是良知未泯，面子拉不下；道德羞恥心妨礙了吃喝。 <text:line-break/><text:line-break/>人渣黨則不然，他們是一群盜賊，字典裏頭根本沒有善惡是非，沒有禮義廉恥；共同掠奪，就地分贓，完全不管吃相；只要加入幫派，為黨殺伐，就能分得一官半職，大家肯定都有 "蒼蠅" 可吃。 <text:line-break/><text:line-break/>越是卑鄙無恥，功勞越大，"蒼蠅" 分得越多，權位越高。幫派裏頭仍會互鬥，但是頂多耍耍嘴皮，鬥而不破，絕不會真的互挖瘡疤，置之死地；他們永遠知道誰才是幫派的真正敵人，絕不會搞錯對象。 <text:line-break/><text:line-break/>沒啥新奇言論，僅是老生常談。趁無病人就診空檔，隨手寫寫。</text:p>
      <text:p text:style-name="P1">陳真   |  2022.01.08 00:16   |   <text:a xlink:type="simple" xlink:href="http://palinfo.habago.org/Entry?Command=Information_PrintForum&amp;iPage=1#FORUM41851"><text:span text:style-name="T1">#</text:span></text:a></text:p>
      <text:p text:style-name="P3">(續) <text:line-break/><text:line-break/>維根斯坦有句話說："告訴我你用什麼方法，我就能告訴你將會得到什麼樣的結果。" 方法和結果，或是手段與目的，表面上互為獨立，實則不然；某種規範性與其內在本質，使其互為相關。 <text:line-break/><text:line-break/>前文強調手段與目的之相異性，只是為了說明手段本身不足以構成目的，比方說，我們怎麼會去追求 "全民投票選出領導人" 的制度來做為一種神聖目標呢？那不是很蠢嗎？我們怎麼會去追求一種肆無忌憚的什麼 "100%的言論自由" 來做為一種神聖目標呢？那不是腦子進水嗎？當一種自由達到100%，意味著我們根本毫無自由可言。你總得先找到尺度紅線，找到界限，你才有可能找到自由。 <text:line-break/><text:line-break/>你找工作或申請學校，或是評估一家機構或學校的良莠，怎麼會是把該機構、公司或學校的領導人或各級主管是否由全體學生或全體員工一票一票選出來，做為一種神聖指標？腦子有洞不是嗎？你怎麼會把能否辱罵校長或董事長或辱罵公司與學校甚至對之造謠抹黑，當成一種神聖目標，謂之言論自由、人權與民主？真的是蠢到爆不是嗎？ <text:line-break/><text:line-break/>不管是經營一家公司或學校，乃至於經營一個社會或國家，可以有各種方法，但是，某一種方法 (而且僅僅只是某一種選出各級領導人的方法)，怎麼會莫名其妙變成至高無上的神聖目標呢？很荒唐，很低能不是嗎？ <text:line-break/><text:line-break/>在這些意義上，我們說手段與目的是兩回事。但我並不是在鼓吹一種功利主義(utilitarianism)，也不是說成果至上，不擇手段。手段當然還是很重要，而且，手段變了，目的往往也會跟著變。邪惡的手段終究是邪惡的，它不會因為目的的高貴而被美化。 <text:line-break/><text:line-break/>用一種很通俗的方式說，衡量善惡是非，基本上還是有等級程度之分。良好的手段，達成良善的目的，這是最好的模式，中共就是這樣一個典範。至於以邪惡的手段，達成骯髒齷齪的目的，人渣黨肯定是得冠軍，絲毫不具一絲公眾善意，大撈特撈，無惡不作。 <text:line-break/><text:line-break/>人渣黨根本不是黨，而是一個純粹以奪取私利與權位為目的、無惡不作無法無天的犯罪集團。 <text:line-break/><text:line-break/>至於介於這兩者之間，你可以舉蔣家王朝或伊拉克的海珊為例，他們都曾經是美國所大力扶植的法西斯獨裁政權，奉行槍炮、黑牢與特務統治，手段血腥殘忍，視人命如草芥；美國協助其發展經濟與穩定社會，代價則是充當美國走狗，以反共或反恐為名，在國內外屠殺、監禁、迫害數十萬無辜人民，為美國到處執行國家恐怖主義。 <text:line-break/><text:line-break/>歷史上，這類由美國扶植的獨裁政權，罄竹難書。他們確實都維持了一種社會穩定局面，大多數人確實也都過著一定程度的安定生活。問題是，他們根本不需要使用那些如此血腥殘暴的手段。那樣一些慘無人道的手段，殺小孩，殺老母，想殺誰就殺誰，想關誰就關誰，想把哪個家庭滅了，就把哪個家庭滅了。這樣一些邪惡手段，不會因為它所達成的某種 "成果" 而獲得美化或合理化。 <text:line-break/><text:line-break/>我看張亞中正在發起一個抬舉蔣介石的運動，實在很荒唐。人渣黨或現在的美國，把當年被美國吹捧為 "世界民主燈塔" 的蔣家王朝的施政 "成果" 給一筆抹煞，固然不合理，但是，把蔣介石說成什麼台灣人應該感念的什麼恩人或偉人，豈不也同樣離譜？張亞中知不知道蔣介石當年在大陸或台灣是如何殺人不眨眼？根本不把人命當一回事。那樣一個武夫，那樣一個獨裁者，他媽的還有人性嗎？ <text:line-break/><text:line-break/>如果從傷害或罪惡的 "絕對值" 來比較，蔣家王朝當然比人渣黨要恐怖血腥殘暴一百萬倍。人渣黨不過就是一群下三濫，很沒出息、貪得無饜的騙子歹徒人渣蟑螂，手段猥瑣，滿口謊言，造謠抹黑，每天就是騙，每天就是捞。 <text:line-break/><text:line-break/>但是，如果從罪惡的某種本質來看，這樣一種人渣政權，自然是要比蔣家王朝更加齷齪邪惡許多，毫無一絲公眾善意可言。而我畢竟還相信蔣家王朝一如海珊政權，雖然凶狠殘暴，但他們終究還是希望給大多數人建造一個安居樂業的社會。尤其是蔣經國，我對他仍然懷抱一定的敬意。 <text:line-break/><text:line-break/>但人渣黨卻毫無善念可言，惟一心態就是能撈儘量撈，吃空，掏空，撈空，根本無意於任何長治久安的作為，而是爭相充當漢奸台奸，吸血啃肉遂行私利才是惟一目的。這個人渣犯罪集團，不惜出賣台灣兩千三百萬人及代代子孫，推入火坑，換取一己私利權位。</text:p>
      <text:p text:style-name="P1">王修亮   |  2022.01.07 15:58   |   <text:a xlink:type="simple" xlink:href="http://palinfo.habago.org/Entry?Command=Information_PrintForum&amp;iPage=1#FORUM41850"><text:span text:style-name="T1">#</text:span></text:a></text:p>
      <text:p text:style-name="P2">今天看到陳真文章中一句話，深有所感。 <text:line-break/>「手段與目的容或有其內在本質上的牽扯，但它們仍然是兩回事。」 <text:line-break/><text:line-break/>不必降比到洗腦了，就只從一般灌輸式教學來看，這都是學習與實踐上最大的問題。 <text:line-break/>強制與勸服都是「手段」，讓自己更好、讓家人更好、讓少數人更好，讓多數人更好、讓大家更好都是「目的」。 <text:line-break/>還先得定義這個「好」字，是自我的定義？少數人的定義？或是多數人的定義？抑或是所有人的定義？ <text:line-break/>在這之前，又還需要教育所有人理解甚麼叫做「定義」，言語上又應該如何「定義」。 <text:line-break/>以目前強調個性，只有流行卻無群性，只擅於表達卻缺乏溝通能力的情境下，當「好」字能夠以民主方式達成所有人的共識時，這個世界應該已經沒剩下多少人能存活了。甚至，已經回復到弱肉強食的無人文時代了，也無須探討甚麼強制與勸服、好與不好、個人與群了。 <text:line-break/><text:line-break/>所以在參差不齊的人文世界裡，投票選舉式民主從來就不可能存在！ <text:line-break/><text:line-break/>那麼，菁英統治好嗎？誰來決定誰是菁英呢？菁英的兒女又一定必然是菁英嗎？ <text:line-break/><text:line-break/>堯舜是以四嶽領袖群菁英共議為行事法度的。 <text:line-break/>夏禹一統九州，誅殺防風氏，確立了群體法治，再萃取商代的經驗，逐漸凝聚為周代的宗法制度。強制嫡長子居於領導地位，分封大量可望成為菁英的弟子成為小區域領導人，以及「卿」弼臣作為輔佐與制衡。甚至因而可以做到無君王的周召共和模式。君王的賢愚已經不再是必須與必然，支撐著菁英制度的其實是「法規制度」而不僅僅是「菁英」。 <text:line-break/><text:line-break/>如同孟子對齊宣王所說的「貴戚之卿」。 <text:line-break/>「君有大過則諫，反覆之而不聽，則易位。」 <text:line-break/>一國的貴戚之卿，在君王有大過，又反覆諫而不聽時，可以撤換君王，以賢良者易之。 <text:line-break/>所謂的大過與賢良，也就是諸侯卿大夫「天視自我民視，天聽自我民聽。」 <text:line-break/>菁英者需要學習的重點之一，便是觀察視聽於萬民，這是中國式民主。也是民為貴，君為輕的民主。 <text:line-break/>同樣以民主為目的，極權與精英一樣可以富家衛國，成為善而美的民主，選舉投票，卻在台灣眼見成為多麼污穢殘酷愚蠢的民主。 <text:line-break/><text:line-break/>對政治我十分魯鈍，但中國曾經存在過的數千年歷史，成敗興亡，本就函寓了豐富的政治材料，不能視聽廣大的民眾生活，一意唾中呧西，不是無知，便是無心。 <text:line-break/>無知可以多讀書，無心，無可如何。 </text:p>
      <text:p text:style-name="P1">許世勤   |  2022.01.07 08:47   |   <text:a xlink:type="simple" xlink:href="http://palinfo.habago.org/Entry?Command=Information_PrintForum&amp;iPage=1#FORUM41849"><text:span text:style-name="T1">#</text:span></text:a></text:p>
      <text:p text:style-name="P3">最近哈利波特的演員只是聲援巴勒斯坦，便被貼上反猶主義的標籤，馬上就被激進的網軍洗版指為種族歧視者。任何名人不利以色列的言論皆會遭受到程度不等的壓迫，這也不是第一件案例。 <text:line-break/><text:line-break/>對比一些演藝名人，如果他們聲援無中生有的新疆「強迫勞動」或「種族滅絕」，大概全世界都要頒發諾貝爾和平獎給他們了。</text:p>
      <text:p text:style-name="P1">陳真   |  2022.01.07 03:07   |   <text:a xlink:type="simple" xlink:href="http://palinfo.habago.org/Entry?Command=Information_PrintForum&amp;iPage=1#FORUM41848"><text:span text:style-name="T1">#</text:span></text:a></text:p>
      <text:p text:style-name="P2">美國所謂deep state(深層政府)，不管採取嚴謹或寬鬆的定義標準來看，猶太人就是最為核心的一股力量，在金融、媒體及能源和軍火方面，牢牢控制美國乃至整個世界。它就是仇中反華的主要推手，怎麼會跟反中反華畫上等號同病相憐？</text:p>
      <text:p text:style-name="P1">李念淨   |  2022.01.06 12:28   |   <text:a xlink:type="simple" xlink:href="http://palinfo.habago.org/Entry?Command=Information_PrintForum&amp;iPage=1#FORUM41847"><text:span text:style-name="T1">#</text:span></text:a></text:p>
      <text:p text:style-name="P3">歐美反華反共是把華人跟共產黨當成猶太人、黑人、女巫、撒旦在反，所以不僅僅要肉體消滅，人格上文化上也要徹底抹殺。 <text:line-break/><text:line-break/>在城邦的社會體系上，針對各國各城，對這些族群進行系統性的孤立、霸凌，最重要的是劃定界線區分彼此，甚麼集中營、唐人街、黑白隔離，甚至是日本人那種村八分都是類似的情況，西方的系統性歧視是從個人到集體無一倖免，身為弱勢族群的個人要置身度外那是不可能的。 <text:line-break/><text:line-break/>但中國人的反美不一樣。 <text:line-break/><text:line-break/>中國人反美是把美國當成匈奴突厥女真蒙古在反，就純粹是抗擊外族的概念，不針對個人，只針對作為一個政治實體的武裝或非武裝的侵略行為，本質上差距就很大 <text:line-break/>你要投降內附就不過度干涉你，所以程度上差距很大不可抹為一談。 <text:line-break/><text:line-break/>而且被中國人認定為具侵略性的外族，也不代表對個體本身有啥系統性的人格抹殺了。雖然有抗日戰爭，但是針對個別日本人，中國民間並沒有甚麼虐待歧視之類的行為，就算有跟歐美比起來真的微不足道。韓戰/朝鮮戰爭中最受優待的也是美國戰俘....... <text:line-break/><text:line-break/>作為對比其實就很容易看出來，華人在歐美等地的境遇，跟歐美人士、印度人、越南人(皆曾經跟中國打過仗)在中國被對待的態度就很明顯地天差地遠。 <text:line-break/><text:line-break/>反倒是冉閔或是江統這種在西方世界常見的隔離與屠殺的言論，在中國歷史上就算是少見的特例了。</text:p>
      <text:p text:style-name="P1">孫從輔   |  2022.01.06 09:29   |   <text:a xlink:type="simple" xlink:href="http://palinfo.habago.org/Entry?Command=Information_PrintForum&amp;iPage=1#FORUM41846"><text:span text:style-name="T1">#</text:span></text:a></text:p>
      <text:p text:style-name="P2">有一般常識的人都能理解，只有交通規則完善，交通執法嚴謹公正的地方，人們才有出行的自由。如果有一個人和你說，他老家的馬路上沒有交通號誌，沒有速限，大家想怎麼開車就怎麼開，平時只要塞點錢給警察，拍他們馬屁，服從他們的潛規則，開車撞死人也沒關係，他老家真是好自由，好棒棒喔，你一定覺得這個人瘋了吧。 <text:line-break/><text:line-break/>同樣的道理也適用於言論自由。如果一個社會對各種言論毫無規範，公權力只問立場不問是非，一般人怎麼可能有發言的自由呢？如今我仍然看到許多台灣人自豪於自己有言論自由，並嘲笑大陸沒有言論自由，我想請這些人用常識來理解交通規則對出行自由的重要性，再用同樣的道理想想，一般民眾在台灣真的有發言議論的自由嗎？ <text:line-break/><text:line-break/>我贊成巴勒網採用先審核再貼出的機制。只有規則完善，執法嚴謹公正的地方，才有自由。</text:p>
      <text:p text:style-name="P1">陳真   |  2022.01.05 19:52   |   <text:a xlink:type="simple" xlink:href="http://palinfo.habago.org/Entry?Command=Information_PrintForum&amp;iPage=1#FORUM41845"><text:span text:style-name="T1">#</text:span></text:a></text:p>
      <text:p text:style-name="P5">蘇偉碩又被傳喚，今天下午開庭。 <text:line-break/><text:line-break/>在台灣，司法很難讓人有一絲敬意。蔣家年代，法院是國民黨開的，過去二十幾年來，法院搖身一變，變成人渣黨的工具，藉以懲罰異己，恫嚇不同聲音。 <text:line-break/><text:line-break/>其實，"蘇偉碩" 有千百個，但是，其他的 "蘇偉碩" 大多缺乏社會地位或知名度，因此不會有人關注。可是，這樣一種司法整肅依然會在社會大眾之間產生充份的恫嚇效果。 <text:line-break/><text:line-break/>很多蠢蛋很喜歡把人渣黨的惡行拿來和對岸類比，動不動就說人渣黨跟共產黨一樣壞。這類說法真的是蠢到爆，很低能。那就好像說蔡英文真的是個人渣，比德蕾莎修女還人渣，比南丁格爾還壞。天底下有這樣的類比嗎？ <text:line-break/><text:line-break/>這裏頭有無數的根本誤解，說過幾百萬遍，實在很不想再說一遍，只能祈求大家多用點腦子。 <text:line-break/><text:line-break/>比方說，西方鎮壓異己箝制言論更殘酷更嚴苛，蠢蛋們卻從不吭一聲，卻整天對飽受攻擊滲透、萬箭穿心的中共雞蛋裏挑骨頭。 <text:line-break/><text:line-break/>還有個根本誤解是這樣。簡單說，我們需要在乎的是某種行為或措施的 "後果" 及其內在邏輯，而不是某個行為或措施 "本身"。 <text:line-break/><text:line-break/>比方說，一樣是抓人，抓歹徒是好事，抓好人卻是壞事。你不能只看 "抓" 的行為 "本身"，而是應該看 "為什麼" 而抓，以及抓的 "目的"。依法抓歹徒、抓違法者，可以跟抓異己抓好人拿來類比嗎？ <text:line-break/><text:line-break/>簡單說，手段與目的容或有其內在本質上的牽扯，但它們仍然是兩回事。 <text:line-break/><text:line-break/>中共的各種施政措施或行為，很清楚是為了維護與促進絕大多數人的福祉與安全，為了讓社會穩定發展。但是人渣黨不是。人渣黨純粹就是一個無所不貪無惡不作的犯罪集團，其所作所為不是為了謀求絕大多數人的福祉與社會安全與穩定，而是為了掠奪一己之私，為了鞏固並極大化極少數人的不當利益與權位。這兩者它媽的能夠類比嗎？ <text:line-break/><text:line-break/>這類根本誤解隨處可見。比方說我常講的所謂民主選舉之詐欺本質。你看，英國殖民香港期間，從未有過一天的選舉，而且多次血腥鎮壓，殺害許多左派人士與抗議群眾，關閉報社，禁止反英言論與集會，禁止親中。但是，蠢蛋們卻說英國殖民香港期間好民主好自由。 <text:line-break/><text:line-break/>其次，所謂民主，就是以民意為依歸。民意當然是每個人都會希望生活過得好，過得健康愉快，這才是目的。民意或民主怎麼會等同於某種手段？亦即怎麼會等同於某種類型的選舉？怎麼會有人這麼蠢？這麼簡單的道理居然也會被迷惑。 <text:line-break/><text:line-break/>你看一個學校的好壞，當然是看它的各種實際成果與表現，怎麼會是去看它的校長是否由全體學生選舉產生？你找工作，或是評估一家公司的好壞，當然是看它的待遇與各項制度所帶來的實際結果之良莠，怎麼會去關心它的董事長是否由全體員工一票一票選出？ <text:line-break/><text:line-break/>再說，你看，西方社會的選舉，以美國為例，選個總統居然要花費一兩千億，你覺得這樣一種所謂選舉有意義嗎？一般人有那樣的財力嗎？那只是極少數人之間的遊戲，跟全民福祉一點關係都沒有。我不知道這是它媽的哪門子民主。 <text:line-break/><text:line-break/>台灣和日本也差不多，整個政策走向、人事與資源等等等，除了由美國一手全盤掌控之外，全是掌握在其所屬的政治地方山頭與大財團手裏。你想從政，可以，請從網軍幹起，先為黨幹點髒活，要不就是政二代、富二代，依附特定政治勢力，為其效命，結成政治幫派，進行權力與資源和權位之分贓。 <text:line-break/><text:line-break/>這些所謂選舉，選來選去基本上全是自己人，選來選去全是既得利益階層的權位遊戲。這樣一種分贓政治，就是民主？你腦子是有洞嗎？ <text:line-break/><text:line-break/>當然，我不是說所有人都是這樣。這應該不需要一再聲明了。小官小位小議員當然也能清清白白地當，當然也能有一定的貢獻，但是改變不了大局。 <text:line-break/><text:line-break/>就算馬英九和國民黨當年以四分之三席位與票數的懸殊比數贏得政權，也還是一樣，所有人事任命照樣得先經過美國批准或直接下令，美國要誰滾，誰就得滾，換柱以及藍綠聯手的黑韓就是一例，硬是可以把你打下來。 <text:line-break/><text:line-break/>馬英九就算有超高選票，想跟大陸和解也和不了，美國會策動諸如大腸花那樣一種動亂。誰敢親中，誰就會變成過街老鼠，看看馬英九由萬人迷變成過街老鼠就知道。韓國瑜也一樣。一開始，民意支持度是蔡英文的三倍，兩個月的全面抹黑造謠，一下就變成過街老鼠了。 <text:line-break/><text:line-break/>這樣一種所謂民主，你不覺得很骯髒很可恨嗎？大家别再自欺欺人了。大陸才是真正的民主，台灣則是可悲可笑的殖民剝削體制。</text:p>
      <text:p text:style-name="P1">陳真   |  2022.01.02 21:55   |   <text:a xlink:type="simple" xlink:href="http://palinfo.habago.org/Entry?Command=Information_PrintForum&amp;iPage=1#FORUM41844"><text:span text:style-name="T1">#</text:span></text:a></text:p>
      <text:p text:style-name="P2">我幾乎已經找不出幾秒鐘的太平時間可以寫上幾個字、讀上幾行書。 <text:line-break/><text:line-break/>如果世上沒有藝術，沒有想像，沒有夢境幻想，人生真不知道要怎麼活。 <text:line-break/><text:line-break/>藝術、哲學這些東西，毫無用途，一無是處，但它卻讓我們不曾辜負生命。</text:p>
      <text:p text:style-name="P1">劉恆瑋   |  2022.01.01 00:37   |   <text:a xlink:type="simple" xlink:href="http://palinfo.habago.org/Entry?Command=Information_PrintForum&amp;iPage=1#FORUM41843"><text:span text:style-name="T1">#</text:span></text:a></text:p>
      <text:p text:style-name="P3">話說2家香港媒體在2021年都被港警國安處收拾掉了，不知道這有沒有比較好？一國兩制真的與中國的政治體質不符。像是這次查辦立場新聞使用「串謀煽動刊物罪」，這還是港英時期的舊法，國安法就沒有這一條。 <text:line-break/><text:line-break/>我想，這就是香港殖民150年的惡果。港人被英國情報系統洗腦太深，整套體制不得不打掉打掉重做。然後台灣的各大政黨還在那邊反中，不管是人渣黨、國民黨和時代力量竟然幾乎一致指責中共萬惡，台灣的政客都以鸚鵡般說著同樣的話。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